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51H11M57.716051S" calcext:value-type="time">
            <text:p>951:11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/>
          <table:table-cell table:formula="of:=IF([.C189]-[.B189] &gt; 0; [.C189]-[.B1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9]-[.F189] &gt; 0; [.G189]-[.F189]; 0)" office:value-type="time" office:time-value="PT00H00M00S" calcext:value-type="time">
            <text:p>00:00</text:p>
          </table:table-cell>
          <table:table-cell table:formula="of:=[.D189]+[.H189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Layout secret room improvement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90]-[.B190] &gt; 0; [.C190]-[.B1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0]-[.F190] &gt; 0; [.G190]-[.F190]; 0)" office:value-type="time" office:time-value="PT00H00M00S" calcext:value-type="time">
            <text:p>00:00</text:p>
          </table:table-cell>
          <table:table-cell table:formula="of:=[.D190]+[.H1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1]-[.B191] &gt; 0; [.C191]-[.B19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16H51M00.511S" calcext:value-type="time">
            <text:p>16:5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9]-[.B199] &gt; 0; [.C199]-[.B1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9]-[.F199] &gt; 0; [.G199]-[.F199]; 0)" office:value-type="time" office:time-value="PT00H00M00S" calcext:value-type="time">
            <text:p>00:00</text:p>
          </table:table-cell>
          <table:table-cell table:formula="of:=[.D199]+[.H1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/00/0000</text:date>, <text:time style:data-style-name="N2" text:time-value="07:56:47.5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20T09:41:25.386000000</dc:date>
    <meta:editing-duration>P41DT15H12M17S</meta:editing-duration>
    <meta:editing-cycles>1105</meta:editing-cycles>
    <meta:generator>LibreOffice/7.2.6.2$Windows_X86_64 LibreOffice_project/b0ec3a565991f7569a5a7f5d24fed7f52653d754</meta:generator>
    <meta:document-statistic meta:table-count="2" meta:cell-count="1415" meta:object-count="0"/>
  </office:meta>
</office:document-meta>
</file>